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664cm"/>
      <style:paragraph-properties style:writing-mode="lr-tb"/>
    </style:style>
    <style:style style:name="gr3" style:family="graphic" style:parent-style-name="standard">
      <style:graphic-properties svg:stroke-color="#0087b7" draw:fill-color="#0087b7" draw:textarea-horizontal-align="justify" draw:textarea-vertical-align="middle" draw:auto-grow-height="false" fo:min-height="0.85cm" fo:min-width="1.2cm"/>
    </style:style>
    <style:style style:name="gr4" style:family="graphic" style:parent-style-name="standard">
      <style:graphic-properties svg:stroke-color="#e12839" draw:marker-start="" draw:marker-end="" draw:fill="gradient" draw:fill-color="#e12839" draw:fill-gradient-name="Gradient_20_2" draw:textarea-horizontal-align="justify" draw:textarea-vertical-align="middle" draw:auto-grow-height="false" fo:min-height="0.85cm" fo:min-width="1.2cm"/>
    </style:style>
    <style:style style:name="gr5" style:family="graphic" style:parent-style-name="objectwithoutfill">
      <style:graphic-properties svg:stroke-color="#1b1b1b" draw:marker-end="Arrow" draw:marker-end-width="0.3cm" draw:fill="solid" draw:fill-color="#1b1b1b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objectwithoutfill">
      <style:graphic-properties svg:stroke-color="#1b1b1b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0087b7"/>
      <style:paragraph-properties fo:text-align="center"/>
    </style:style>
    <style:style style:name="P3" style:family="paragraph">
      <loext:graphic-properties draw:fill="gradient" draw:fill-color="#e12839" draw:fill-gradient-name="Gradient_20_2"/>
      <style:paragraph-properties fo:text-align="center"/>
    </style:style>
    <style:style style:name="P4" style:family="paragraph">
      <loext:graphic-properties draw:fill="solid" draw:fill-color="#1b1b1b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44cm" svg:height="0.962cm" svg:x="0.995cm" svg:y="1.039cm">
          <draw:text-box>
            <text:p>1. Build the ith iteration and reset the second set of qubits</text:p>
          </draw:text-box>
        </draw:frame>
        <draw:frame draw:style-name="gr2" draw:text-style-name="P1" draw:layer="layout" svg:width="17.346cm" svg:height="2.384cm" svg:x="1.036cm" svg:y="5.716cm">
          <draw:text-box>
            <text:p>2. Rebuild the previous circuit and make a copy for the next </text:p>
            <text:p><text:s text:c="4"/>set of qubits (reset pair + new pair). Complete the new </text:p>
            <text:p><text:s text:c="4"/>iteration and reset. </text:p>
          </draw:text-box>
        </draw:frame>
        <draw:custom-shape draw:style-name="gr3" draw:text-style-name="P2" draw:layer="layout" svg:width="1.7cm" svg:height="1.1cm" svg:x="2.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1.1cm" svg:x="2.2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1cm" svg:x="7.3cm" svg:y="2.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9cm" svg:y1="2.6cm" svg:x2="7.3cm" svg:y2="3.3cm">
          <text:p/>
        </draw:line>
        <draw:line draw:style-name="gr5" draw:text-style-name="P4" draw:layer="layout" svg:x1="3.9cm" svg:y1="4.101cm" svg:x2="7.3cm" svg:y2="3.4cm">
          <text:p/>
        </draw:line>
        <draw:frame draw:style-name="gr6" draw:text-style-name="P1" draw:layer="layout" svg:width="1.37cm" svg:height="0.962cm" svg:x="2.4cm" svg:y="2.038cm">
          <draw:text-box>
            <text:p>|<text:span text:style-name="T1">ψ⟩</text:span></text:p>
          </draw:text-box>
        </draw:frame>
        <draw:frame draw:style-name="gr6" draw:text-style-name="P1" draw:layer="layout" svg:width="1.37cm" svg:height="0.962cm" svg:x="2.4cm" svg:y="3.638cm">
          <draw:text-box>
            <text:p>|<text:span text:style-name="T1">ψ⟩</text:span></text:p>
          </draw:text-box>
        </draw:frame>
        <draw:frame draw:style-name="gr7" draw:text-style-name="P1" draw:layer="layout" svg:width="1.6cm" svg:height="1.673cm" svg:x="7.4cm" svg:y="2.838cm">
          <draw:text-box>
            <text:p>|<text:span text:style-name="T1">ψ’⟩</text:span></text:p>
          </draw:text-box>
        </draw:frame>
        <draw:custom-shape draw:style-name="gr3" draw:text-style-name="P2" draw:layer="layout" svg:width="1.7cm" svg:height="1.1cm" svg:x="2.2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1.1cm" svg:x="2.2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1cm" svg:x="7.3cm" svg:y="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9cm" svg:y1="8.8cm" svg:x2="7.3cm" svg:y2="9.5cm">
          <text:p/>
        </draw:line>
        <draw:line draw:style-name="gr5" draw:text-style-name="P4" draw:layer="layout" svg:x1="3.9cm" svg:y1="10.301cm" svg:x2="7.3cm" svg:y2="9.6cm">
          <text:p/>
        </draw:line>
        <draw:frame draw:style-name="gr6" draw:text-style-name="P1" draw:layer="layout" svg:width="1.37cm" svg:height="0.962cm" svg:x="2.4cm" svg:y="8.238cm">
          <draw:text-box>
            <text:p>|<text:span text:style-name="T1">ψ⟩</text:span></text:p>
          </draw:text-box>
        </draw:frame>
        <draw:frame draw:style-name="gr6" draw:text-style-name="P1" draw:layer="layout" svg:width="1.37cm" svg:height="0.962cm" svg:x="2.4cm" svg:y="9.838cm">
          <draw:text-box>
            <text:p>|<text:span text:style-name="T1">ψ⟩</text:span></text:p>
          </draw:text-box>
        </draw:frame>
        <draw:frame draw:style-name="gr7" draw:text-style-name="P1" draw:layer="layout" svg:width="1.6cm" svg:height="1.673cm" svg:x="7.4cm" svg:y="9.038cm">
          <draw:text-box>
            <text:p>|<text:span text:style-name="T1">ψ’⟩</text:span></text:p>
          </draw:text-box>
        </draw:frame>
        <draw:custom-shape draw:style-name="gr3" draw:text-style-name="P2" draw:layer="layout" svg:width="1.7cm" svg:height="1.1cm" svg:x="3.9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1.1cm" svg:x="3.9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1cm" svg:x="9cm" svg:y="12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6cm" svg:y1="12cm" svg:x2="9cm" svg:y2="12.7cm">
          <text:p/>
        </draw:line>
        <draw:line draw:style-name="gr5" draw:text-style-name="P4" draw:layer="layout" svg:x1="10.7cm" svg:y1="12.8cm" svg:x2="12cm" svg:y2="10.8cm">
          <text:p/>
        </draw:line>
        <draw:frame draw:style-name="gr6" draw:text-style-name="P1" draw:layer="layout" svg:width="1.37cm" svg:height="0.962cm" svg:x="4.1cm" svg:y="11.438cm">
          <draw:text-box>
            <text:p>|<text:span text:style-name="T1">ψ⟩</text:span></text:p>
          </draw:text-box>
        </draw:frame>
        <draw:frame draw:style-name="gr6" draw:text-style-name="P1" draw:layer="layout" svg:width="1.37cm" svg:height="0.962cm" svg:x="4.1cm" svg:y="13.038cm">
          <draw:text-box>
            <text:p>|<text:span text:style-name="T1">ψ⟩</text:span></text:p>
          </draw:text-box>
        </draw:frame>
        <draw:frame draw:style-name="gr7" draw:text-style-name="P1" draw:layer="layout" svg:width="1.6cm" svg:height="1.673cm" svg:x="9.1cm" svg:y="12.238cm">
          <draw:text-box>
            <text:p>|<text:span text:style-name="T1">ψ’⟩</text:span></text:p>
          </draw:text-box>
        </draw:frame>
        <draw:connector draw:style-name="gr8" draw:text-style-name="P5" draw:layer="layout" svg:x1="2.5cm" svg:y1="10.933cm" svg:x2="3.923cm" svg:y2="12cm" svg:d="M2500 10933h712v1067h711" svg:viewBox="0 0 1424 1068">
          <text:p/>
        </draw:connector>
        <draw:custom-shape draw:style-name="gr3" draw:text-style-name="P2" draw:layer="layout" svg:width="1.7cm" svg:height="1.1cm" svg:x="12cm" svg:y="10.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6cm" svg:height="1.673cm" svg:x="12.1cm" svg:y="10.338cm">
          <draw:text-box>
            <text:p>|<text:span text:style-name="T1">ψ’⟩</text:span></text:p>
          </draw:text-box>
        </draw:frame>
        <draw:line draw:style-name="gr5" draw:text-style-name="P4" draw:layer="layout" svg:x1="9cm" svg:y1="9.5cm" svg:x2="12cm" svg:y2="10.8cm">
          <text:p/>
        </draw:line>
        <draw:line draw:style-name="gr5" draw:text-style-name="P4" draw:layer="layout" svg:x1="5.6cm" svg:y1="13.474cm" svg:x2="9cm" svg:y2="12.773cm">
          <text:p/>
        </draw:line>
        <draw:path draw:style-name="gr9" draw:text-style-name="P5" draw:layer="layout" svg:width="0.986cm" svg:height="2.848cm" draw:transform="skewX (-0.434936049596987) rotate (1.0461503536454) translate (5.62633021690352cm 5.18cm)" svg:viewBox="0 0 987 2849" svg:d="M987 2787c-292 271-526-407-538-974-12-516-107-1012-161-1519l-283-244-5-50">
          <text:p/>
        </draw:path>
        <draw:path draw:style-name="gr9" draw:text-style-name="P5" draw:layer="layout" svg:width="0.988cm" svg:height="2.84cm" draw:transform="skewX (0.44017203735297) rotate (-1.0473720841218) translate (5.1684089601181cm 4.32756997891527cm)" svg:viewBox="0 0 989 2841" svg:d="M0 2779c292 271 527-406 540-972 11-514 107-1008 160-1514l284-243 5-50">
          <text:p/>
        </draw:path>
        <draw:frame draw:style-name="gr10" draw:text-style-name="P6" draw:layer="layout" svg:width="1.171cm" svg:height="0.963cm" svg:x="5.3cm" svg:y="5.18cm">
          <draw:text-box>
            <text:p>i</text:p>
          </draw:text-box>
        </draw:frame>
        <draw:path draw:style-name="gr9" draw:text-style-name="P5" draw:layer="layout" svg:width="0.986cm" svg:height="2.848cm" draw:transform="skewX (-0.434936049596987) rotate (1.0461503536454) translate (10.4263302169035cm 13.68cm)" svg:viewBox="0 0 987 2849" svg:d="M987 2787c-292 271-526-407-538-974-12-516-107-1012-161-1519l-283-244-5-50">
          <text:p/>
        </draw:path>
        <draw:path draw:style-name="gr9" draw:text-style-name="P5" draw:layer="layout" svg:width="0.988cm" svg:height="2.84cm" draw:transform="skewX (0.44017203735297) rotate (-1.0473720841218) translate (9.9684089601181cm 12.8275699789153cm)" svg:viewBox="0 0 989 2841" svg:d="M0 2779c292 271 527-406 540-972 11-514 107-1008 160-1514l284-243 5-50">
          <text:p/>
        </draw:path>
        <draw:frame draw:style-name="gr11" draw:text-style-name="P6" draw:layer="layout" svg:width="1.8cm" svg:height="1.673cm" svg:x="9.7cm" svg:y="13.6cm">
          <draw:text-box>
            <text:p>i+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87b7" draw:end-color="#e1283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71cm" fo:margin-bottom="0.6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06:04:33.107331882</meta:creation-date>
    <dc:date>2022-01-05T10:58:41.231927909</dc:date>
    <meta:editing-duration>PT13M40S</meta:editing-duration>
    <meta:editing-cycles>5</meta:editing-cycles>
    <meta:generator>LibreOffice/6.4.7.2$Linux_X86_64 LibreOffice_project/40$Build-2</meta:generator>
    <meta:document-statistic meta:object-count="37"/>
  </office:meta>
</office:document-meta>
</file>